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A000017F800002114938933C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Segoe UI" svg:font-family="'Segoe UI'" style:font-family-generic="swiss"/>
    <style:font-face style:name="Ubuntu1" svg:font-family="Ubuntu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iberation Serif3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1" svg:font-family="'Segoe UI'" style:font-family-generic="swiss" style:font-pitch="variable"/>
    <style:font-face style:name="Ubuntu2" svg:font-family="Ubuntu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2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2" fo:font-size="12pt" fo:language="fr" fo:country="FR" fo:font-weight="bold" style:font-size-asian="30pt" style:font-weight-asian="bold" style:font-size-complex="30pt" style:font-weight-complex="bold"/>
    </style:style>
    <style:style style:name="P3" style:family="paragraph" style:parent-style-name="Text_20_body">
      <style:text-properties fo:font-size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ize="2pt" style:font-size-asian="2pt" style:font-size-complex="2pt"/>
    </style:style>
    <style:style style:name="P6" style:family="paragraph" style:parent-style-name="Text_20_body">
      <style:paragraph-properties fo:text-align="center" style:justify-single-word="false"/>
      <style:text-properties fo:font-size="2pt" style:font-size-asian="2pt" style:font-size-complex="2pt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top="0cm" fo:margin-bottom="0cm" fo:text-align="justify" style:justify-single-word="false"/>
      <style:text-properties style:use-window-font-color="true" style:font-name="Calibri2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P9" style:family="paragraph" style:parent-style-name="Text_20_body">
      <style:paragraph-properties fo:margin-top="0cm" fo:margin-bottom="0cm" fo:text-align="justify" style:justify-single-word="false"/>
      <style:text-properties fo:font-size="9pt" style:font-size-asian="9pt" style:font-size-complex="9pt"/>
    </style:style>
    <style:style style:name="P10" style:family="paragraph" style:parent-style-name="Normal">
      <style:paragraph-properties fo:margin-top="0cm" fo:margin-bottom="0cm" fo:line-height="0.353cm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11" style:family="paragraph" style:parent-style-name="Text_20_body">
      <style:paragraph-properties fo:margin-left="6.493cm" fo:margin-right="0cm" fo:margin-top="0cm" fo:margin-bottom="0cm" fo:text-indent="0cm" style:auto-text-indent="false"/>
    </style:style>
    <style:style style:name="P12" style:family="paragraph" style:parent-style-name="Text_20_body">
      <style:paragraph-properties fo:margin-left="6.366cm" fo:margin-right="6.318cm" fo:margin-top="0cm" fo:margin-bottom="0cm" fo:text-align="center" style:justify-single-word="false" fo:text-indent="0cm" style:auto-text-indent="false"/>
      <style:text-properties fo:font-size="20pt" fo:font-weight="bold"/>
    </style:style>
    <style:style style:name="P13" style:family="paragraph" style:parent-style-name="Text_20_body">
      <style:paragraph-properties fo:margin-left="6.366cm" fo:margin-right="6.318cm" fo:margin-top="0cm" fo:margin-bottom="0cm" fo:text-align="center" style:justify-single-word="false" fo:text-indent="0cm" style:auto-text-indent="false"/>
      <style:text-properties fo:font-size="26pt" fo:font-weight="bold" style:font-size-asian="26pt" style:font-size-complex="26pt"/>
    </style:style>
    <style:style style:name="P14" style:family="paragraph" style:parent-style-name="Text_20_body">
      <style:paragraph-properties fo:margin-left="4.135cm" fo:margin-right="4.092cm" fo:margin-top="0cm" fo:margin-bottom="0cm" fo:text-align="center" style:justify-single-word="false" fo:text-indent="0cm" style:auto-text-indent="false"/>
      <style:text-properties fo:font-size="26pt" style:font-size-asian="26pt" style:font-size-complex="26pt"/>
    </style:style>
    <style:style style:name="P15" style:family="paragraph" style:parent-style-name="Text_20_body">
      <style:paragraph-properties fo:margin-left="4.135cm" fo:margin-right="4.092cm" fo:margin-top="0cm" fo:margin-bottom="0cm" fo:text-align="center" style:justify-single-word="false" fo:text-indent="0cm" style:auto-text-indent="false"/>
      <style:text-properties fo:font-size="20pt" fo:font-weight="bold"/>
    </style:style>
    <style:style style:name="P16" style:family="paragraph" style:parent-style-name="Normal">
      <style:paragraph-properties fo:margin-left="0.205cm" fo:margin-right="0.086cm" fo:margin-top="0cm" fo:margin-bottom="0cm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7" style:family="paragraph" style:parent-style-name="Normal">
      <style:paragraph-properties fo:margin-left="0.205cm" fo:margin-right="0.116cm" fo:margin-top="0cm" fo:margin-bottom="0cm" fo:line-height="115%" fo:orphans="0" fo:widows="0" fo:text-indent="0cm" style:auto-text-indent="false" style:text-autospace="none">
        <style:tab-stops/>
      </style:paragraph-properties>
    </style:style>
    <style:style style:name="P18" style:family="paragraph" style:parent-style-name="Normal">
      <style:paragraph-properties fo:margin-left="0cm" fo:margin-right="0.085cm" fo:margin-top="0cm" fo:margin-bottom="0cm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19" style:family="paragraph" style:parent-style-name="Normal">
      <style:paragraph-properties fo:margin-left="0cm" fo:margin-right="0.086cm" fo:margin-top="0cm" fo:margin-bottom="0cm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20" style:family="paragraph" style:parent-style-name="Standard">
      <style:paragraph-properties fo:margin-top="0.018cm" fo:margin-bottom="0cm" fo:line-height="0.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21" style:family="paragraph" style:parent-style-name="Normal">
      <style:paragraph-properties fo:margin-top="0.018cm" fo:margin-bottom="0cm" fo:line-height="0.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22" style:family="paragraph" style:parent-style-name="Normal">
      <style:paragraph-properties fo:margin-left="0cm" fo:margin-right="0.081cm" fo:margin-top="0cm" fo:margin-bottom="0cm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</style:style>
    <style:style style:name="P23" style:family="paragraph" style:parent-style-name="Text_20_body">
      <style:paragraph-properties fo:margin-left="0cm" fo:margin-right="0.081cm" fo:margin-top="0cm" fo:margin-bottom="0cm" fo:line-height="114%" fo:text-align="center" style:justify-single-word="false" fo:text-indent="0cm" style:auto-text-indent="false"/>
      <style:text-properties fo:font-size="12pt"/>
    </style:style>
    <style:style style:name="P24" style:family="paragraph" style:parent-style-name="Normal">
      <style:paragraph-properties fo:margin-left="0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5" style:family="paragraph" style:parent-style-name="Normal">
      <style:paragraph-properties fo:margin-left="0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style:font-size-asian="9pt" style:font-name-complex="Calibri2" style:font-size-complex="9pt"/>
    </style:style>
    <style:style style:name="P26" style:family="paragraph" style:parent-style-name="Normal">
      <style:paragraph-properties fo:margin-left="0.205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7" style:family="paragraph" style:parent-style-name="Normal">
      <style:paragraph-properties fo:margin-left="0.205cm" fo:margin-right="-0.035cm" fo:margin-top="0cm" fo:margin-bottom="0cm" fo:line-height="100%" fo:orphans="0" fo:widows="0" fo:text-indent="0cm" style:auto-text-indent="false" style:text-autospace="none">
        <style:tab-stops/>
      </style:paragraph-properties>
    </style:style>
    <style:style style:name="P28" style:family="paragraph" style:parent-style-name="Normal">
      <style:paragraph-properties fo:margin-left="0.205cm" fo:margin-right="-0.035cm" fo:margin-top="0cm" fo:margin-bottom="0cm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fo:letter-spacing="normal" fo:language="fr" fo:country="FR" fo:font-weight="bold" style:font-size-asian="9pt" style:font-weight-asian="bold" style:font-size-complex="9pt" style:font-weight-complex="bold"/>
    </style:style>
    <style:style style:name="P29" style:family="paragraph" style:parent-style-name="Normal">
      <style:paragraph-properties fo:margin-left="0.205cm" fo:margin-right="-0.035cm" fo:margin-top="0.034cm" fo:margin-bottom="0cm" fo:line-height="100%" fo:orphans="0" fo:widows="0" fo:text-indent="0cm" style:auto-text-indent="false" style:text-autospace="none">
        <style:tab-stops/>
      </style:paragraph-properties>
    </style:style>
    <style:style style:name="P30" style:family="paragraph" style:parent-style-name="Normal">
      <style:paragraph-properties fo:margin-left="0.205cm" fo:margin-right="-0.035cm" fo:margin-top="0.034cm" fo:margin-bottom="0cm" fo:line-height="100%" fo:orphans="0" fo:widows="0" fo:text-indent="0cm" style:auto-text-indent="false" style:text-autospace="none">
        <style:tab-stops/>
      </style:paragraph-properties>
      <style:text-properties style:font-name="Calibri2" fo:letter-spacing="normal"/>
    </style:style>
    <style:style style:name="P31" style:family="paragraph" style:parent-style-name="Normal">
      <style:paragraph-properties fo:margin-top="0.005cm" fo:margin-bottom="0cm" fo:line-height="0.318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2" style:family="paragraph" style:parent-style-name="Normal">
      <style:paragraph-properties fo:margin-top="0.005cm" fo:margin-bottom="0cm" fo:line-height="0.318cm" fo:text-align="justify" style:justify-single-word="false" fo:orphans="0" fo:widows="0" style:text-autospace="none"/>
      <style:text-properties style:font-name="Calibri2" fo:font-size="16pt" fo:letter-spacing="normal" style:font-size-asian="16pt" style:font-name-complex="Calibri2" style:font-size-complex="16pt"/>
    </style:style>
    <style:style style:name="P33" style:family="paragraph" style:parent-style-name="Normal">
      <style:paragraph-properties fo:margin-top="0.004cm" fo:margin-bottom="0cm" fo:line-height="0.35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4" style:family="paragraph" style:parent-style-name="Normal">
      <style:paragraph-properties fo:margin-top="0.004cm" fo:margin-bottom="0cm" fo:line-height="0.42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5" style:family="paragraph" style:parent-style-name="Normal">
      <style:paragraph-properties fo:margin-top="0.009cm" fo:margin-bottom="0cm" fo:line-height="0.423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6" style:family="paragraph" style:parent-style-name="Normal">
      <style:paragraph-properties fo:margin-top="0.014cm" fo:margin-bottom="0cm" fo:line-height="0.335cm" fo:text-align="justify" style:justify-single-word="false" fo:orphans="0" fo:widows="0" style:text-autospace="none"/>
      <style:text-properties style:font-name="Calibri2" fo:font-size="20pt" fo:letter-spacing="normal" style:font-size-asian="20pt" style:font-name-complex="Calibri2" style:font-size-complex="20pt"/>
    </style:style>
    <style:style style:name="P37" style:family="paragraph" style:parent-style-name="Normal">
      <style:paragraph-properties fo:margin-top="0.007cm" fo:margin-bottom="0cm" fo:line-height="0.335cm" fo:orphans="0" fo:widows="0" style:text-autospace="none"/>
      <style:text-properties style:font-name="Calibri2" fo:font-size="20pt" fo:letter-spacing="normal" fo:font-weight="normal" style:font-size-asian="20pt" style:font-weight-asian="normal" style:font-size-complex="20pt" style:font-weight-complex="normal"/>
    </style:style>
    <style:style style:name="P38" style:family="paragraph" style:parent-style-name="UrbanBody">
      <style:paragraph-properties fo:text-align="justify" style:justify-single-word="false"/>
    </style:style>
    <style:style style:name="P39" style:family="paragraph" style:parent-style-name="UrbanBody">
      <style:text-properties style:font-name="Calibri2" fo:font-size="20pt" fo:letter-spacing="normal" style:font-size-asian="20pt" style:font-size-complex="20pt"/>
    </style:style>
    <style:style style:name="P40" style:family="paragraph" style:parent-style-name="UrbanBody">
      <style:paragraph-properties fo:text-align="justify" style:justify-single-word="false"/>
      <style:text-properties style:font-name="Calibri2" fo:font-size="20pt" fo:letter-spacing="normal" style:font-size-asian="20pt" style:font-size-complex="20pt"/>
    </style:style>
    <style:style style:name="P41" style:family="paragraph" style:parent-style-name="UrbanBody">
      <style:paragraph-properties fo:text-align="center" style:justify-single-word="false"/>
      <style:text-properties style:font-name="Calibri2" fo:font-size="26pt" fo:language="fr" fo:country="FR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42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2" fo:font-size="20pt" fo:letter-spacing="normal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UrbanBody">
      <style:paragraph-properties fo:text-align="center" style:justify-single-word="false" fo:break-before="page"/>
      <style:text-properties style:font-name="Calibri2" fo:font-size="30pt" fo:font-weight="bold" style:font-size-asian="30pt" style:font-weight-asian="bold" style:font-size-complex="30pt" style:font-weight-complex="bold"/>
    </style:style>
    <style:style style:name="P44" style:family="paragraph" style:parent-style-name="Frame_20_contents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Times New Roman1" fo:font-size="12pt" fo:language="fr" fo:country="FR" fo:font-weight="bold" style:font-size-asian="12pt" style:font-weight-asian="bold" style:font-size-complex="12pt" style:font-weight-complex="bold"/>
    </style:style>
    <style:style style:name="P45" style:family="paragraph" style:parent-style-name="Text_20_body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Calibri2" fo:font-size="12pt" fo:language="fr" fo:country="FR" fo:font-weight="bold" style:font-size-asian="30pt" style:font-weight-asian="bold" style:font-size-complex="30pt" style:font-weight-complex="bold"/>
    </style:style>
    <style:style style:name="P46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2" fo:font-size="24pt" fo:letter-spacing="normal" style:font-size-asian="24pt" style:font-size-complex="24pt"/>
    </style:style>
    <style:style style:name="P47" style:family="paragraph" style:parent-style-name="List_20_Paragraph" style:list-style-name="WWNum1">
      <style:paragraph-properties fo:margin-left="0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11pt" fo:background-color="#c5000b" style:font-size-asian="11pt" style:font-size-complex="11pt"/>
    </style:style>
    <style:style style:name="P48" style:family="paragraph" style:parent-style-name="Normal" style:list-style-name="L1">
      <style:paragraph-properties fo:margin-left="0.205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20pt" fo:letter-spacing="normal" style:font-size-asian="20pt" style:font-size-complex="20pt"/>
    </style:style>
    <style:style style:name="P49" style:family="paragraph" style:parent-style-name="Normal" style:list-style-name="L4">
      <style:paragraph-properties fo:margin-left="0.205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20pt" fo:letter-spacing="normal" style:font-size-asian="20pt" style:font-name-complex="Calibri2" style:font-size-complex="20pt"/>
    </style:style>
    <style:style style:name="P50" style:family="paragraph" style:parent-style-name="Normal" style:list-style-name="L2">
      <style:paragraph-properties fo:margin-left="0cm" fo:margin-right="-0.035cm" fo:margin-top="0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2" fo:font-size="9pt" style:font-size-asian="9pt" style:font-name-complex="Calibri2" style:font-size-complex="9pt"/>
    </style:style>
    <style:style style:name="P51" style:family="paragraph" style:parent-style-name="Normal" style:list-style-name="L3">
      <style:paragraph-properties fo:margin-left="0cm" fo:margin-right="-0.035cm" fo:margin-top="0.019cm" fo:margin-bottom="0cm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margin-top="0.018cm" fo:margin-bottom="0cm" fo:line-height="0.17cm"/>
    </style:style>
    <style:style style:name="T1" style:family="text">
      <style:text-properties fo:font-size="20pt" fo:font-weight="normal" style:font-size-asian="20pt" style:font-weight-asian="normal" style:font-name-complex="Calibri2" style:font-size-complex="20pt" style:font-weight-complex="normal"/>
    </style:style>
    <style:style style:name="T2" style:family="text">
      <style:text-properties fo:font-size="20pt" fo:letter-spacing="normal" style:font-size-asian="20pt" style:font-size-complex="20pt"/>
    </style:style>
    <style:style style:name="T3" style:family="text">
      <style:text-properties fo:font-weight="bold"/>
    </style:style>
    <style:style style:name="T4" style:family="text">
      <style:text-properties style:font-name="Calibri2" fo:font-size="20pt" style:font-size-asian="20pt" style:font-size-complex="20pt"/>
    </style:style>
    <style:style style:name="T5" style:family="text">
      <style:text-properties style:font-name="Calibri2" fo:font-size="20pt" fo:letter-spacing="normal" style:font-size-asian="20pt" style:font-name-complex="Calibri2" style:font-size-complex="20pt"/>
    </style:style>
    <style:style style:name="T6" style:family="text">
      <style:text-properties style:font-name="Calibri2" fo:font-size="20pt" fo:letter-spacing="normal" style:font-size-asian="20pt" style:font-size-complex="20pt"/>
    </style:style>
    <style:style style:name="T7" style:family="text">
      <style:text-properties style:font-name="Calibri2" fo:font-size="20pt" fo:letter-spacing="normal" fo:font-weight="bold" style:font-size-asian="20pt" style:font-weight-asian="bold" style:font-name-complex="Calibri2" style:font-size-complex="20pt" style:font-weight-complex="bold"/>
    </style:style>
    <style:style style:name="T8" style:family="text">
      <style:text-properties style:font-name="Calibri2" fo:font-size="20pt" fo:letter-spacing="normal" fo:language="fr" fo:country="BE" style:font-name-asian="Calibri3" style:font-size-asian="20pt" style:font-name-complex="Calibri3" style:font-size-complex="20pt"/>
    </style:style>
    <style:style style:name="T9" style:family="text">
      <style:text-properties style:font-name="Calibri2" fo:font-size="20pt" fo:letter-spacing="normal" style:text-underline-style="solid" style:text-underline-width="auto" style:text-underline-color="font-color" fo:font-weight="bold" style:font-size-asian="20pt" style:font-weight-asian="bold" style:font-name-complex="Calibri2" style:font-size-complex="20pt" style:font-weight-complex="bold"/>
    </style:style>
    <style:style style:name="T10" style:family="text">
      <style:text-properties style:font-name="Calibri2" fo:font-size="9pt" fo:letter-spacing="-0.002cm" style:font-size-asian="9pt" style:font-name-complex="Calibri2" style:font-size-complex="9pt"/>
    </style:style>
    <style:style style:name="T11" style:family="text">
      <style:text-properties style:font-name="Calibri2" fo:font-size="9pt" fo:letter-spacing="normal" style:font-size-asian="9pt" style:font-name-complex="Calibri2" style:font-size-complex="9pt"/>
    </style:style>
    <style:style style:name="T12" style:family="text">
      <style:text-properties style:text-line-through-style="solid" style:text-line-through-type="double"/>
    </style:style>
    <style:style style:name="T13" style:family="text">
      <style:text-properties style:text-line-through-style="solid" style:text-line-through-type="double" style:font-name="Calibri2" fo:font-size="20pt" fo:letter-spacing="normal" style:font-size-asian="20pt" style:font-name-complex="Calibri2" style:font-size-complex="20pt"/>
    </style:style>
    <style:style style:name="T14" style:family="text">
      <style:text-properties style:text-line-through-style="solid" style:text-line-through-type="double" fo:font-size="20pt" fo:letter-spacing="normal" style:font-size-asian="20pt" style:font-size-complex="20pt"/>
    </style:style>
    <style:style style:name="T15" style:family="text">
      <style:text-properties style:text-underline-style="none"/>
    </style:style>
    <style:style style:name="T16" style:family="text">
      <style:text-properties fo:letter-spacing="-0.039cm" fo:font-weight="bold"/>
    </style:style>
    <style:style style:name="T17" style:family="text">
      <style:text-properties style:use-window-font-color="tru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18" style:family="text">
      <style:text-properties style:use-window-font-color="true" style:text-line-through-style="non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19" style:family="text">
      <style:text-properties style:use-window-font-color="true" style:text-line-through-style="solid" style:text-line-through-type="double" style:font-name="Calibri2" fo:font-size="24pt" fo:letter-spacing="normal" style:text-underline-style="none" fo:font-weight="normal" style:font-size-asian="24pt" style:font-weight-asian="normal" style:font-name-complex="Calibri2" style:font-size-complex="24pt" style:font-weight-complex="normal"/>
    </style:style>
    <style:style style:name="T20" style:family="text">
      <style:text-properties style:text-line-through-style="none" style:font-name="Calibri2" fo:font-size="20pt" fo:letter-spacing="normal" style:font-size-asian="20pt" style:font-name-complex="Calibri2" style:font-size-complex="20pt"/>
    </style:style>
    <style:style style:name="T21" style:family="text">
      <style:text-properties style:text-line-through-style="none" style:font-name="Calibri2" fo:font-size="24pt" fo:letter-spacing="normal" fo:background-color="#c5000b" style:font-size-asian="24pt" style:font-name-complex="Calibri2" style:font-size-complex="24pt" loext:char-shading-value="0"/>
    </style:style>
    <style:style style:name="T22" style:family="text">
      <style:text-properties style:text-line-through-style="none" fo:font-size="16pt" fo:letter-spacing="normal" style:font-size-asian="16pt" style:font-name-complex="Calibri2" style:font-size-complex="16pt"/>
    </style:style>
    <style:style style:name="T23" style:family="text">
      <style:text-properties style:text-line-through-style="none" fo:font-size="20pt" fo:letter-spacing="normal" style:font-size-asian="20pt" style:font-size-complex="20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0000" style:font-name="Calibri2" fo:font-size="20pt" fo:letter-spacing="normal" style:font-size-asian="20pt" style:font-name-complex="Calibri2" style:font-size-complex="20pt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ff0000"/>
    </style:style>
    <style:style style:name="T28" style:family="text">
      <style:text-properties fo:color="#ff0000" style:font-name="Calibri2" fo:font-size="20pt" fo:letter-spacing="normal" style:font-size-asian="20pt" style:font-name-complex="Calibri2" style:font-size-complex="20pt"/>
    </style:style>
    <style:style style:name="T29" style:family="text">
      <style:text-properties fo:color="#ff0000" style:font-name="Calibri2" fo:font-size="20pt" fo:letter-spacing="normal" fo:language="fr" fo:country="FR" style:text-underline-style="none" fo:font-weight="bold" style:font-size-asian="20pt" style:font-weight-asian="bold" style:font-name-complex="Calibri2" style:font-size-complex="20pt" style:font-weight-complex="bold"/>
    </style:style>
    <style:style style:name="T30" style:family="text">
      <style:text-properties style:use-window-font-color="true" style:text-outline="false" style:text-line-through-styl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position="0% 100%" style:font-name="Ubuntu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fo:margin-left="1.82cm" fo:margin-right="0cm" fo:margin-top="0.762cm" fo:margin-bottom="0cm" style:wrap="run-through" style:number-wrapped-paragraphs="no-limit" style:vertical-pos="below" style:vertical-rel="char" style:horizontal-pos="from-left" style:horizontal-rel="paragraph" fo:background-color="#c0c0c0" style:background-transparency="0%" fo:padding="0.049cm" fo:border="0.79pt solid #000000" style:shadow="none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1.058cm" svg:width="12.869cm" draw:z-index="0">
        <draw:text-box fo:min-height="0.042cm">
          <text:p text:style-name="Text_20_body"><draw:frame draw:style-name="fr4" draw:name="images3" text:anchor-type="as-char" svg:width="12.869cm" svg:height="0.042cm" draw:z-index="1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ext:p text:style-name="P45"><draw:frame draw:style-name="fr2" draw:name="Cadre3" text:anchor-type="paragraph" svg:x="0.579cm" svg:y="-0.019cm" svg:width="9.003cm" draw:z-index="3"><draw:text-box fo:min-height="10.816cm"><text:p text:style-name="P44"><office:annotation><dc:creator>Gauthier Bastien</dc:creator><dc:date>2011-01-13T14:56:41</dc:date><text:p text:style-name="P52"><text:span text:style-name="T30">do text</text:span></text:p><text:p text:style-name="P52"><text:span text:style-name="T30">from document(at=logo, format='odt')</text:span></text:p></office:annotation><text:span text:style-name="T26">Import depuis logo.odt</text:span></text:p></draw:text-box></draw:frame><draw:frame draw:style-name="fr2" draw:name="Cadre4" text:anchor-type="paragraph" svg:x="19.978cm" svg:y="0.229cm" svg:width="25.307cm" draw:z-index="4"><draw:text-box fo:min-height="3.702cm"><text:p text:style-name="P43">Dossier n° : <text:span text:style-name="T15"><text:text-input text:description="">self.getReference()</text:text-input></text:span><text:span text:style-name="T15"> / </text:span><text:span text:style-name="T15"><text:text-input text:description="">tool.getCurrentFolderManagerInitials()</text:text-input></text:span></text:p><text:p text:style-name="P41"><text:s text:c="98"/>Annexe 26</text:p></draw:text-box></draw:frame><text:span text:style-name="T24"> <text:s text:c="3"/></text:span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5" draw:name="images1" text:anchor-type="paragraph" svg:x="21.484cm" svg:y="0.358cm" svg:width="6.137cm" svg:height="8.468cm" draw:z-index="2"><draw:image xlink:href="Pictures/2000000A000017F800002114938933C4.svm" xlink:type="simple" xlink:show="embed" xlink:actuate="onLoad"/></draw:frame><text:tab/><text:tab/><text:tab/><text:tab/><text:tab/><text:tab/><text:tab/><text:tab/><text:tab/><text:tab/><text:tab/><text:tab/></text:p>
      <text:p text:style-name="P1"/>
      <text:p text:style-name="Text_20_body"> </text:p>
      <text:p text:style-name="P11"/>
      <text:p text:style-name="Text_20_body"> </text:p>
      <text:p text:style-name="P7"> </text:p>
      <text:p text:style-name="P7"/>
      <text:p text:style-name="P7"> </text:p>
      <text:p text:style-name="P7"> </text:p>
      <text:p text:style-name="P3"/>
      <text:p text:style-name="P3"/>
      <text:p text:style-name="P3"/>
      <text:p text:style-name="P3"/>
      <text:p text:style-name="P5"><draw:frame draw:style-name="fr3" draw:name="Cadre1" text:anchor-type="char" svg:x="7.424cm" svg:width="32.704cm" draw:z-index="5"><draw:text-box fo:min-height="3.24cm"><text:p text:style-name="P13">URBANISME</text:p><text:p text:style-name="P14"><text:span text:style-name="T16">A</text:span><text:span text:style-name="T3">VIS D’ENQUETE PUBLIQUE</text:span></text:p></draw:text-box></draw:frame></text:p>
      <text:p text:style-name="P6"/>
      <text:p text:style-name="P4"> </text:p>
      <text:p text:style-name="P12"/>
      <text:p text:style-name="P4"> </text:p>
      <text:p text:style-name="P15"/>
      <text:p text:style-name="P4"> </text:p>
      <text:p text:style-name="P23"/>
      <text:p text:style-name="P38"><text:span text:style-name="Police_20_par_20_défaut"><text:span text:style-name="T10"/></text:span></text:p>
      <text:p text:style-name="P8"><office:annotation><dc:creator>Auteur inconnu</dc:creator><dc:date>2017-05-16T10:02:36</dc:date><text:p text:style-name="P52"><text:span text:style-name="T35">do text if licence_helper.folderCategory.count('UFD')</text:span></text:p></office:annotation>(1) Le collège communal fait savoir qu’en vertu du Code du Développement Territorial <text:span text:style-name="T12">- il est saisi  -</text:span> que le fonctionnaire délégué est saisi -que le Gouvernement est saisi - d’une demande de :</text:p>
      <text:p text:style-name="P9"><text:span text:style-name="Police_20_par_20_défaut"><text:span text:style-name="T17"><office:annotation><dc:creator>Auteur inconnu</dc:creator><dc:date>2017-05-16T10:02:36</dc:date><text:p text:style-name="P52"><text:span text:style-name="T35">do text if not licence_helper.folderCategory.count('UFD')</text:span></text:p></office:annotation></text:span></text:span><text:span text:style-name="Police_20_par_20_défaut"><text:span text:style-name="T17">(1) Le collège communal fait savoir qu’en vertu du Code du Développement Territorial </text:span></text:span><text:span text:style-name="Police_20_par_20_défaut"><text:span text:style-name="T18">- il est saisi  </text:span></text:span><text:span text:style-name="Police_20_par_20_défaut"><text:span text:style-name="T19">- que le fonctionnaire délégué est saisi -que le Gouvernement est saisi -</text:span></text:span><text:span text:style-name="Police_20_par_20_défaut"><text:span text:style-name="T17"> d’une demande de :</text:span></text:span></text:p>
      <text:p text:style-name="P9"><text:span text:style-name="Police_20_par_20_défaut"><text:span text:style-name="T21"><office:annotation><dc:creator>Auteur inconnu</dc:creator><dc:date>2017-05-23T15:06:00</dc:date><text:p text:style-name="P52"><text:span text:style-name="T35">do text</text:span><text:span text:style-name="T36"> </text:span><text:span text:style-name="T35">if not licence_helper.folderCategory</text:span></text:p><text:p text:style-name="P52"><text:span text:style-name="T37"/></text:p></office:annotation></text:span></text:span><text:span text:style-name="Police_20_par_20_défaut"><text:span text:style-name="T21">PAS DE CATEGORIE DOSSIER REGION WALLONNE SELECTIONNEE</text:span></text:span></text:p>
      <text:list xml:id="list251567868" text:style-name="WWNum1">
        <text:list-header>
          <text:p text:style-name="P46"><office:annotation><dc:creator>Auteur inconnu</dc:creator><dc:date>2017-05-23T15:06:00</dc:date><text:p text:style-name="P52"><text:span text:style-name="T35">do text</text:span><text:span text:style-name="T36"> </text:span><text:span text:style-name="T35">if 'group' in licence_helper.folderCategoryTownship</text:span></text:p><text:p text:style-name="P52"><text:span text:style-name="T37"/></text:p></office:annotation>(1) <text:span text:style-name="T12">Permis d’urbanisme</text:span> – permis d’urbanisme de constructions groupées – <text:span text:style-name="T12">permis d’urbanisation – modification d’un permis d’urbanisation – certificat d’urbanisme n°2.</text:span></text:p>
          <text:p text:style-name="P46"><office:annotation><dc:creator>Auteur inconnu</dc:creator><dc:date>2017-05-23T15:06:00</dc:date><text:p text:style-name="P52"><text:span text:style-name="T35">do text</text:span><text:span text:style-name="T36"> </text:span><text:span text:style-name="T35">if not 'group' in licence_helper.folderCategoryTownship</text:span></text:p><text:p text:style-name="P52"><text:span text:style-name="T37"/></text:p></office:annotation>(1) Permis d’urbanisme <text:span text:style-name="T12">– permis d’urbanisme de constructions groupées – permis d’urbanisation – modification d’un permis d’urbanisation – certificat d’urbanisme n°2.</text:span></text:p>
          <text:p text:style-name="P47"><text:span text:style-name="Police_20_par_20_défaut"><text:span text:style-name="T22"><office:annotation><dc:creator>Auteur inconnu</dc:creator><dc:date>2017-05-23T15:06:00</dc:date><text:p text:style-name="P52"><text:span text:style-name="T35">do text</text:span><text:span text:style-name="T36"> </text:span><text:span text:style-name="T35">if not licence_helper.folderCategoryTownship</text:span></text:p><text:p text:style-name="P52"><text:span text:style-name="T37"/></text:p></office:annotation></text:span></text:span><text:span text:style-name="Police_20_par_20_défaut"><text:span text:style-name="T22">PAS DE CATEGORIE DOSSIER COMMUNAL SELECTIONNEE</text:span></text:span></text:p>
        </text:list-header>
      </text:list>
      <text:p text:style-name="P32"/>
      <text:p text:style-name="P19"><text:span text:style-name="Police_20_par_20_défaut"><text:span text:style-name="T5">(1) Le demandeur est </text:span></text:span><text:span text:style-name="Police_20_par_20_défaut"><text:span text:style-name="T7"><text:text-input text:description="Demandeurs">self.getApplicantsSignaletic(withaddress=True)</text:text-input></text:span></text:span></text:p>
      <text:p text:style-name="P33"/>
      <text:p text:style-name="P18"><text:span text:style-name="Police_20_par_20_défaut"><text:span text:style-name="T5">Le terrain concerné est situé à </text:span></text:span><text:span text:style-name="Police_20_par_20_défaut"><text:span text:style-name="T5"><text:text-input text:description="Situation des travaux">self.getWorkLocationSignaletic()</text:text-input></text:span></text:span><text:span text:style-name="Police_20_par_20_défaut"><text:span text:style-name="T5"> et est cadastré </text:span></text:span><text:span text:style-name="Police_20_par_20_défaut"><text:span text:style-name="T25"><text:text-input text:description="Parcelles">licence_view.get_parcels()</text:text-input></text:span></text:span></text:p>
      <text:p text:style-name="P18"><text:span text:style-name="Police_20_par_20_défaut"><text:span text:style-name="T5">(2) Le projet consiste en </text:span></text:span><text:span text:style-name="Police_20_par_20_défaut"><text:span text:style-name="T5"><text:text-input text:description="Objet des travaux">self.getLicenceSubject()</text:text-input></text:span></text:span><text:span text:style-name="Police_20_par_20_défaut"><text:span text:style-name="T5"> et présente les caractéristiques suivantes :</text:span></text:span></text:p>
      <text:list xml:id="list1804979725" text:style-name="L1">
        <text:list-header>
          <text:p text:style-name="P48"/>
        </text:list-header>
      </text:list>
      <text:section text:style-name="Sect1" text:name="Section1">
        <text:p text:style-name="P40"><office:annotation><dc:creator>Unknown Author</dc:creator><dc:date>2016-04-21T15:24:04</dc:date><text:p text:style-name="P52"><text:span text:style-name="T33">do section for article in self.getValuesForTemplate('investigationArticles', <text:s/>subfield='description')</text:span></text:p></office:annotation> <office:annotation><dc:creator>Ngaha </dc:creator><dc:date>2017-06-02T14:51:23</dc:date><text:p text:style-name="P52"><text:span text:style-name="T34">do text</text:span></text:p><text:p text:style-name="P52"><text:span text:style-name="T34">from xhtml(article)</text:span></text:p></office:annotation></text:p>
      </text:section>
      <text:section text:style-name="Sect1" text:name="Section2">
        <text:p text:style-name="P40"/>
      </text:section>
      <text:p text:style-name="P40"/>
      <text:section text:style-name="Sect1" text:name="Section3">
        <text:p text:style-name="P40"><office:annotation><dc:creator>Unknown Author</dc:creator><dc:date>2016-04-21T15:24:04</dc:date><text:p text:style-name="P52"><text:span text:style-name="T33">do section for article in self.getValuesForTemplate('announcementArticles', <text:s/>subfield='description')</text:span></text:p></office:annotation> <office:annotation><dc:creator>Ngaha </dc:creator><dc:date>2017-06-02T14:51:23</dc:date><text:p text:style-name="P52"><text:span text:style-name="T34">do text</text:span></text:p><text:p text:style-name="P52"><text:span text:style-name="T34">from xhtml(article)</text:span></text:p></office:annotation></text:p>
      </text:section>
      <text:section text:style-name="Sect1" text:name="Section4">
        <text:p text:style-name="P40"/>
      </text:section>
      <text:p text:style-name="P38"><text:span text:style-name="Police_20_par_20_défaut"><text:span text:style-name="T5"/></text:span></text:p>
      <text:p text:style-name="P38"><text:span text:style-name="Police_20_par_20_défaut"><text:span text:style-name="T5"/></text:span></text:p>
      <text:section text:style-name="Sect1" text:name="Section5">
        <text:p text:style-name="P38"><text:span text:style-name="Police_20_par_20_défaut"><text:span text:style-name="T5"><office:annotation><dc:creator>Ngaha </dc:creator><dc:date>2017-09-05T10:58:33</dc:date><text:p text:style-name="P52"><text:span text:style-name="T33">do section for articles in self.getValuesForTemplate('investigationArticles')</text:span></text:p></office:annotation></text:span></text:span></text:p>
        <text:p text:style-name="P38"><text:span text:style-name="Police_20_par_20_défaut"><text:span text:style-name="T5"><office:annotation><dc:creator>Ngaha </dc:creator><dc:date>2017-09-05T10:54:38</dc:date><text:p text:style-name="P52"><text:span text:style-name="T33">do text</text:span></text:p><text:p text:style-name="P52"><text:span text:style-name="T33">from xhtml(articles)</text:span></text:p></office:annotation></text:span></text:span></text:p>
      </text:section>
      <text:p text:style-name="P38"><text:span text:style-name="Police_20_par_20_défaut"><text:span text:style-name="T5"/></text:span></text:p>
      <text:p text:style-name="P38"><text:span text:style-name="Police_20_par_20_défaut"><text:span text:style-name="T5"/></text:span></text:p>
      <text:p text:style-name="P24"><text:span text:style-name="Police_20_par_20_défaut"><text:span text:style-name="T5"><office:annotation><dc:creator>Christophe Delcourt</dc:creator><dc:date>2017-07-06T11:57:52</dc:date><text:p text:style-name="P53"><text:span text:style-name="T31">do text if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not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not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5">(1)L’enquête publique est réalisée en vertu de l’article </text:span></text:span><text:span text:style-name="Police_20_par_20_défaut"><text:span text:style-name="T13">- D.IV.40 - R.IV.40-1. -</text:span></text:span><text:span text:style-name="Police_20_par_20_défaut"><text:span text:style-name="T5"> D.VIII.13 du Code du Développement Territorial.</text:span></text:span></text:p>
      <text:p text:style-name="P24"><text:span text:style-name="Police_20_par_20_défaut"><text:span text:style-name="T5"><office:annotation><dc:creator>Christophe Delcourt</dc:creator><dc:date>2017-07-06T12:50:38</dc:date><text:p text:style-name="P53"><text:span text:style-name="T31">do text if not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not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5">(1)L’enquête publique est réalisée en vertu de l’article </text:span></text:span><text:span text:style-name="Police_20_par_20_défaut"><text:span text:style-name="T13">- D.IV.40 -</text:span></text:span><text:span text:style-name="Police_20_par_20_défaut"><text:span text:style-name="T20"> </text:span></text:span><text:span text:style-name="Police_20_par_20_défaut"><text:span text:style-name="T5">R.IV.40-1. </text:span></text:span><text:span text:style-name="Police_20_par_20_défaut"><text:span text:style-name="T13">- D.VIII.13 –</text:span></text:span><text:span text:style-name="Police_20_par_20_défaut"><text:span text:style-name="T5"> du Code du Développement Territorial</text:span></text:span></text:p>
      <text:p text:style-name="P24"><text:span text:style-name="Police_20_par_20_défaut"><text:span text:style-name="T5"><office:annotation><dc:creator>Christophe Delcourt</dc:creator><dc:date>2017-07-06T12:51:23</dc:date><text:p text:style-name="P53"><text:span text:style-name="T31">do text if not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not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5">(1)L’enquête publique est réalisée en vertu de l’article D.IV.40 </text:span></text:span><text:span text:style-name="Police_20_par_20_défaut"><text:span text:style-name="T13">- R.IV.40-1. - D.VIII.13 –</text:span></text:span><text:span text:style-name="Police_20_par_20_défaut"><text:span text:style-name="T5"> du Code du Développement Territorial.</text:span></text:span></text:p>
      <text:p text:style-name="P25"><text:span text:style-name="Police_20_par_20_défaut"><text:span text:style-name="T2"><office:annotation><dc:creator>Christophe Delcourt</dc:creator><dc:date>2017-07-06T12:52:16</dc:date><text:p text:style-name="P53"><text:span text:style-name="T31">do text if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not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2">(1)L’enquête publique est réalisée en vertu des articles </text:span></text:span><text:span text:style-name="Police_20_par_20_défaut"><text:span text:style-name="T14">- D.IV.40 </text:span></text:span><text:span text:style-name="Police_20_par_20_défaut"><text:span text:style-name="T23">- R.IV.40-1. -</text:span></text:span><text:span text:style-name="Police_20_par_20_défaut"><text:span text:style-name="T2"> D.VIII.13 du Code du Développement Territorial.</text:span></text:span></text:p>
      <text:p text:style-name="P25"><text:span text:style-name="Police_20_par_20_défaut"><text:span text:style-name="T2"><office:annotation><dc:creator>Christophe Delcourt</dc:creator><dc:date>2017-07-06T12:53:05</dc:date><text:p text:style-name="P53"><text:span text:style-name="T31">do text if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not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2">(1)L’enquête publique est réalisée en vertu des articles</text:span></text:span><text:span text:style-name="Police_20_par_20_défaut"><text:span text:style-name="T23"> - D.IV.40 </text:span></text:span><text:span text:style-name="Police_20_par_20_défaut"><text:span text:style-name="T14">- R.IV.40-1. -</text:span></text:span><text:span text:style-name="Police_20_par_20_défaut"><text:span text:style-name="T2"> D.VIII.13 du Code du Développement Territorial.</text:span></text:span></text:p>
      <text:p text:style-name="P25"><text:span text:style-name="Police_20_par_20_défaut"><text:span text:style-name="T2"><office:annotation><dc:creator>Christophe Delcourt</dc:creator><dc:date>2017-07-06T12:53:43</dc:date><text:p text:style-name="P53"><text:span text:style-name="T31">do text if not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2">(1)L’enquête publique est réalisée en vertu des articles</text:span></text:span><text:span text:style-name="Police_20_par_20_défaut"><text:span text:style-name="T23"> - D.IV.40 - R.IV.40-1. </text:span></text:span><text:span text:style-name="Police_20_par_20_défaut"><text:span text:style-name="T14">- D.VIII.13</text:span></text:span><text:span text:style-name="Police_20_par_20_défaut"><text:span text:style-name="T2"> du Code du Développement Territorial.</text:span></text:span></text:p>
      <text:p text:style-name="P25"><text:span text:style-name="Police_20_par_20_défaut"><text:span text:style-name="T2"><office:annotation><dc:creator>Christophe Delcourt</dc:creator><dc:date>2017-07-06T12:54:34</dc:date><text:p text:style-name="P53"><text:span text:style-name="T31">do text if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2">(1)L’enquête publique est réalisée en vertu des articles</text:span></text:span><text:span text:style-name="Police_20_par_20_défaut"><text:span text:style-name="T23"> - D.IV.40 - R.IV.40-1. -</text:span></text:span><text:span text:style-name="Police_20_par_20_défaut"><text:span text:style-name="T2"> D.VIII.13 du Code du Développement Territorial.</text:span></text:span></text:p>
      <text:p text:style-name="P24"><text:span text:style-name="Police_20_par_20_défaut"><text:span text:style-name="T11"/></text:span></text:p>
      <text:list xml:id="list828965914" text:style-name="L2">
        <text:list-header>
          <text:p text:style-name="P50"><text:span text:style-name="Police_20_par_20_défaut"><text:span text:style-name="T6"/></text:span></text:p>
        </text:list-header>
      </text:list>
      <text:p text:style-name="P24"><text:span text:style-name="Police_20_par_20_défaut"><text:span text:style-name="T5">Le dossier peut être consulté durant la période d’enquête <text:s/>à l’adresse suivante : </text:span></text:span><text:span text:style-name="Police_20_par_20_défaut"><text:span text:style-name="T28">Place Kuborn 5, 4100 Seraing</text:span></text:span></text:p>
      <text:list xml:id="list1266616260" text:style-name="L3">
        <text:list-header>
          <text:p text:style-name="P51"><text:span text:style-name="Police_20_par_20_défaut"><text:span text:style-name="T28">-(3) les jours ouvrables de 9h00 à 12h00 ainsi que le mercredi et le vendredi de 13h45 à 15h45 et le lundi de 17h00 à 19h00</text:span></text:span></text:p>
          <text:p text:style-name="P51"><text:span text:style-name="Police_20_par_20_défaut"><text:span text:style-name="T28">-(1) (4) le lundi </text:span></text:span><text:span text:style-name="Police_20_par_20_défaut"><text:span text:style-name="T29">de 16h à 20h.</text:span></text:span></text:p>
        </text:list-header>
      </text:list>
      <text:list xml:id="list625604112" text:style-name="L4">
        <text:list-header>
          <text:p text:style-name="P49"/>
        </text:list-header>
      </text:list>
      <text:p text:style-name="P24"><text:span text:style-name="Police_20_par_20_défaut"><text:span text:style-name="T5">Pour les consultations jusqu’à 20 heures ou le samedi matin , rendez-vous doit être pris au plus tard 24 heures à l’avance auprès de (5) M/Mme </text:span></text:span><text:span text:style-name="Police_20_par_20_défaut"><text:span text:style-name="T8"><text:text-input text:description="Signalétique des demandeurs">self.getFoldermanagers()[0].getName2()</text:text-input></text:span></text:span><text:span text:style-name="Police_20_par_20_défaut"><text:span text:style-name="T8"> </text:span></text:span><text:span text:style-name="Police_20_par_20_défaut"><text:span text:style-name="T8"><text:text-input text:description="Signalétique des demandeurs">self.getFoldermanagers()[0].getName1()</text:text-input></text:span></text:span><text:span text:style-name="Police_20_par_20_défaut"><text:span text:style-name="T8"> </text:span></text:span><text:span text:style-name="Police_20_par_20_défaut"><text:span text:style-name="T5">téléphone : </text:span></text:span><text:span text:style-name="Police_20_par_20_défaut"><text:span text:style-name="T8"><text:text-input text:description="Signalétique des demandeurs">self.getFoldermanagers()[0].getPhone()</text:text-input></text:span></text:span><text:span text:style-name="Police_20_par_20_défaut"><text:span text:style-name="T8"> - </text:span></text:span><text:span text:style-name="Police_20_par_20_défaut"><text:span text:style-name="T5">mail : </text:span></text:span><text:span text:style-name="Police_20_par_20_défaut"><text:span text:style-name="T8"><text:text-input text:description="Signalétique des demandeurs">self.getFoldermanagers()[0].getEmail()</text:text-input></text:span></text:span></text:p>
      <text:p text:style-name="P21"/>
      <text:p text:style-name="P20"/>
      <text:p text:style-name="P24"><text:span text:style-name="Police_20_par_20_défaut"><text:span text:style-name="T7">L’enquête publique est ouverte le </text:span></text:span><text:span text:style-name="Police_20_par_20_défaut"><text:span text:style-name="T7"><text:text-input text:description="">event_view.display_date('investigationStart')</text:text-input></text:span></text:span><text:span text:style-name="Police_20_par_20_défaut"><text:span text:style-name="T7"> et clôturée le </text:span></text:span><text:span text:style-name="Police_20_par_20_défaut"><text:span text:style-name="T7"><text:text-input text:description="">event_view.display_date('investigationEnd')</text:text-input></text:span></text:span></text:p>
      <text:p text:style-name="P31"/>
      <text:p text:style-name="P24"><text:span text:style-name="Police_20_par_20_défaut"><text:span text:style-name="T5">Les réclamations et observations écrites sont à adresser au collège communal,</text:span></text:span></text:p>
      <text:p text:style-name="P35"/>
      <text:p text:style-name="P26"><text:span text:style-name="Police_20_par_20_défaut"><text:span text:style-name="T5">- par courrier ordinaire à l’adresse suivante : Hôtel de Ville de </text:span></text:span><text:span text:style-name="Police_20_par_20_défaut"><text:span text:style-name="T28">XXX</text:span></text:span><text:span text:style-name="Police_20_par_20_défaut"><text:span text:style-name="T5"> - Monsieur le Bourgmestre - </text:span></text:span><text:span text:style-name="Police_20_par_20_défaut"><text:span text:style-name="T28">Rue XXX</text:span></text:span></text:p>
      <text:p text:style-name="P34"/>
      <text:p text:style-name="P26"><text:span text:style-name="Police_20_par_20_défaut"><text:span text:style-name="T5">- par télécopie au numéro :……..,</text:span></text:span></text:p>
      <text:p text:style-name="P35"/>
      <text:p text:style-name="P26"><text:span text:style-name="Police_20_par_20_défaut"><text:span text:style-name="T5">- (6) par courrier électronique à l’adresse suivante : </text:span></text:span><text:span text:style-name="Police_20_par_20_défaut"><text:span text:style-name="T28">service.urbanisme@xxx.be</text:span></text:span></text:p>
      <text:p text:style-name="P35"/>
      <text:p text:style-name="P26"><text:span text:style-name="Police_20_par_20_défaut"><text:span text:style-name="T5">- remises à (5) M/Mme </text:span></text:span><text:span text:style-name="Police_20_par_20_défaut"><text:span text:style-name="T8"><text:text-input text:description="Signalétique des demandeurs">self.getFoldermanagers()[0].getName2()</text:text-input></text:span></text:span><text:span text:style-name="Police_20_par_20_défaut"><text:span text:style-name="T8"> </text:span></text:span><text:span text:style-name="Police_20_par_20_défaut"><text:span text:style-name="T8"><text:text-input text:description="Signalétique des demandeurs">self.getFoldermanagers()[0].getName1()</text:text-input></text:span></text:span><text:span text:style-name="Police_20_par_20_défaut"><text:span text:style-name="T8"> </text:span></text:span><text:span text:style-name="Police_20_par_20_défaut"><text:span text:style-name="T5">dont le bureau se trouve à l'Hôtel de Ville de </text:span></text:span><text:span text:style-name="Police_20_par_20_défaut"><text:span text:style-name="T28">XXX</text:span></text:span><text:span text:style-name="Police_20_par_20_défaut"><text:span text:style-name="T5"> - </text:span></text:span><text:span text:style-name="Police_20_par_20_défaut"><text:span text:style-name="T28">Rue XXX</text:span></text:span></text:p>
      <text:p text:style-name="P34"/>
      <text:p text:style-name="P26"><text:span text:style-name="Police_20_par_20_défaut"><text:span text:style-name="T5">L’enveloppe, la télécopie ou le courrier électronique portera la mention : </text:span></text:span><text:span text:style-name="Police_20_par_20_défaut"><text:span text:style-name="T9"><text:text-input text:description="">self.getReference()</text:text-input></text:span></text:span><text:span text:style-name="Police_20_par_20_défaut"><text:span text:style-name="T9"> / </text:span></text:span><text:span text:style-name="Police_20_par_20_défaut"><text:span text:style-name="T9"><text:text-input text:description="">tool.getCurrentFolderManagerInitials()</text:text-input></text:span></text:span><text:span text:style-name="Police_20_par_20_défaut"><text:span text:style-name="T9"> - Réclamation </text:span></text:span></text:p>
      <text:p text:style-name="P35"/>
      <text:p text:style-name="P16"><text:soft-page-break/><text:span text:style-name="Police_20_par_20_défaut"><text:span text:style-name="T5">Les réclamations et observations orales peuvent être formulées pendant la même période sur rendez-vous auprès de (5) M/Mme </text:span></text:span><text:span text:style-name="Police_20_par_20_défaut"><text:span text:style-name="T8"><text:text-input text:description="Signalétique des demandeurs">self.getFoldermanagers()[0].getName2()</text:text-input></text:span></text:span><text:span text:style-name="Police_20_par_20_défaut"><text:span text:style-name="T8"> </text:span></text:span><text:span text:style-name="Police_20_par_20_défaut"><text:span text:style-name="T8"><text:text-input text:description="Signalétique des demandeurs">self.getFoldermanagers()[0].getName1()</text:text-input></text:span></text:span><text:span text:style-name="Police_20_par_20_défaut"><text:span text:style-name="T5"> ou lors de la séance de clôture de l’enquête.</text:span></text:span></text:p>
      <text:p text:style-name="P33"/>
      <text:p text:style-name="P26"><text:span text:style-name="Police_20_par_20_défaut"><text:span text:style-name="T5">La séance de clôture de l’enquête publique aura lieu à l’adresse suivante : Hôtel de Ville de </text:span></text:span><text:span text:style-name="Police_20_par_20_défaut"><text:span text:style-name="T28">XXX</text:span></text:span><text:span text:style-name="Police_20_par_20_défaut"><text:span text:style-name="T5"> - </text:span></text:span><text:span text:style-name="Police_20_par_20_défaut"><text:span text:style-name="T28">Rue XXX</text:span></text:span><text:span text:style-name="T4">: le </text:span><text:span text:style-name="Police_20_par_20_défaut"><text:span text:style-name="T7"><text:text-input text:description="">event_view.display_date('investigationEnd')</text:text-input></text:span></text:span><text:span text:style-name="Police_20_par_20_défaut"><text:span text:style-name="T7"> de </text:span></text:span><text:span text:style-name="Police_20_par_20_défaut"><text:span text:style-name="T7"><text:text-input text:description="">urbanEventObj.claimsDate.strftime("%H:%M")
</text:text-input></text:span></text:span><text:span text:style-name="Police_20_par_20_défaut"><text:span text:style-name="T7"> à </text:span></text:span><text:span text:style-name="Police_20_par_20_défaut"><text:span text:style-name="T7"><text:text-input text:description="">urbanEventObj.claimEndSDate.strftime("%H:%M")</text:text-input></text:span></text:span></text:p>
      <text:p text:style-name="P34"/>
      <text:p text:style-name="P22"><text:span text:style-name="Police_20_par_20_défaut"><text:span text:style-name="T5">(1) </text:span></text:span><text:span text:style-name="Police_20_par_20_défaut"><text:span text:style-name="T13">Le conseiller en aménagement du territoire et en urbanisme - le conseiller en environnement </text:span></text:span><text:span text:style-name="Police_20_par_20_défaut"><text:span text:style-name="T5">– la personne <text:s/>chargé(e) de <text:s/>donner des <text:s/>explications sur le projet – est (5)M/Mme </text:span></text:span><text:span text:style-name="Police_20_par_20_défaut"><text:span text:style-name="T8"><text:text-input text:description="Signalétique des demandeurs">self.getFoldermanagers()[0].getName2()</text:text-input></text:span></text:span><text:span text:style-name="Police_20_par_20_défaut"><text:span text:style-name="T8"> </text:span></text:span><text:span text:style-name="Police_20_par_20_défaut"><text:span text:style-name="T8"><text:text-input text:description="Signalétique des demandeurs">self.getFoldermanagers()[0].getName1()</text:text-input></text:span></text:span><text:span text:style-name="Police_20_par_20_défaut"><text:span text:style-name="T8"> </text:span></text:span><text:span text:style-name="Police_20_par_20_défaut"><text:span text:style-name="T5">dont le bureau se trouve à l'Hôtel de Ville de </text:span></text:span><text:span text:style-name="Police_20_par_20_défaut"><text:span text:style-name="T28">XXX</text:span></text:span><text:span text:style-name="Police_20_par_20_défaut"><text:span text:style-name="T5"> - </text:span></text:span><text:span text:style-name="Police_20_par_20_défaut"><text:span text:style-name="T28">Rue XXX</text:span></text:span></text:p>
      <text:p text:style-name="P36"/>
      <text:p text:style-name="P10"/>
      <text:p text:style-name="P29"><text:span text:style-name="Police_20_par_20_défaut"><text:span text:style-name="T5"/></text:span></text:p>
      <text:p text:style-name="P37"/>
      <text:p text:style-name="P39">Le directeur général,<text:tab/> <text:s text:c="59"/><text:tab/><text:tab/><text:tab/><text:tab/> <text:tab/><text:tab/><text:tab/><text:tab/><text:tab/>L'échevin délégué à la Fonction maïorale,</text:p>
      <text:p text:style-name="P39"><text:tab/><text:tab/><text:tab/><text:tab/> <text:s text:c="40"/><text:tab/><text:tab/><text:tab/><text:tab/><text:tab/><text:tab/><text:tab/> <text:tab/><text:tab/><text:tab/><text:tab/><text:tab/>Par délégation,<text:tab/></text:p>
      <text:p text:style-name="P39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39"><text:span text:style-name="T27">XXX</text:span><text:tab/><text:tab/><text:tab/><text:tab/><text:tab/><text:tab/> <text:s text:c="81"/><text:tab/><text:tab/><text:tab/><text:tab/><text:tab/><text:span text:style-name="T27">XXX</text:span></text:p>
      <text:p text:style-name="P39"/>
      <text:p text:style-name="P39"/>
      <text:p text:style-name="P42"/>
      <text:p text:style-name="P30"><text:span text:style-name="Police_20_par_20_défaut"><text:span text:style-name="T5"/></text:span></text:p>
      <text:p text:style-name="P29"><text:span text:style-name="Police_20_par_20_défaut"><text:span text:style-name="T5">(1) Biffer la ou les mentions inutiles</text:span></text:span></text:p>
      <text:p text:style-name="P29"><text:span text:style-name="Police_20_par_20_défaut"><text:span text:style-name="T5">(2) Décrire les caractéristiques principales du <text:s text:c="2"/>projet et préciser s’il s’écarte ou déroge à un plan, schéma ou guide ou à une carte d’affectation des sols.</text:span></text:span></text:p>
      <text:p text:style-name="P27"><text:span text:style-name="Police_20_par_20_défaut"><text:span text:style-name="T5">(3) Heures d’ouverture des bureaux.</text:span></text:span></text:p>
      <text:p text:style-name="P27"><text:span text:style-name="Police_20_par_20_défaut"><text:span text:style-name="T5">(4) Un jour par semaine jusqu’à 20 heures ou le samedi matin.</text:span></text:span></text:p>
      <text:p text:style-name="P17"><text:span text:style-name="Police_20_par_20_défaut"><text:span text:style-name="T5">(5) Le conseiller en aménagement du territoire et en urbanisme, le conseiller en environnement, le collège communal ou l'agent communal désigné à cette fin.</text:span></text:span></text:p>
      <text:p text:style-name="P28"><text:span text:style-name="Police_20_par_20_défaut"><text:span text:style-name="T1">(6) Non obligatoir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Segoe UI" svg:font-family="'Segoe UI'" style:font-family-generic="swiss"/>
    <style:font-face style:name="Ubuntu1" svg:font-family="Ubuntu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iberation Serif3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1" svg:font-family="'Segoe UI'" style:font-family-generic="swiss" style:font-pitch="variable"/>
    <style:font-face style:name="Ubuntu2" svg:font-family="Ubuntu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UrbanFooter" style:family="paragraph" style:parent-style-name="Standard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fo:line-height="107%" fo:hyphenation-ladder-count="no-limit"/>
      <style:text-properties style:font-name="Calibri1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                 A V I S     </dc:title>
    <meta:initial-creator>RGASPARD</meta:initial-creator>
    <meta:creation-date>2009-01-20T13:54:00</meta:creation-date>
    <dc:date>2017-09-05T12:14:37</dc:date>
    <meta:print-date>2008-09-03T13:50:00</meta:print-date>
    <meta:editing-cycles>65</meta:editing-cycles>
    <meta:editing-duration>PT20H42M2S</meta:editing-duration>
    <dc:creator>Ngaha </dc:creator>
    <meta:document-statistic meta:table-count="0" meta:image-count="2" meta:object-count="0" meta:page-count="2" meta:paragraph-count="61" meta:word-count="699" meta:character-count="5307" meta:non-whitespace-character-count="4230"/>
    <meta:user-defined meta:name="Info 1"/>
    <meta:user-defined meta:name="Info 2"/>
    <meta:user-defined meta:name="Info 3"/>
    <meta:user-defined meta:name="Info 4"/>
  </office:meta>
</office:document-meta>
</file>